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automatic-styles>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break-before="page"/>
      <style:text-properties fo:font-size="14pt" fo:font-weight="bold" style:font-size-asian="14pt" style:font-weight-asian="bold" style:font-size-complex="14pt" style:font-weight-complex="bold"/>
    </style:style>
    <style:style style:name="P20" style:family="paragraph" style:parent-style-name="Standard">
      <style:paragraph-properties fo:margin-left="1.27cm" fo:margin-right="0cm" fo:text-align="justify" style:justify-single-word="false" fo:text-indent="0cm" style:auto-text-indent="false"/>
      <style:text-properties fo:color="#0000ff"/>
    </style:style>
    <style:style style:name="P21"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22" style:family="paragraph" style:parent-style-name="Standard">
      <style:paragraph-properties fo:margin-left="0.635cm" fo:margin-right="0cm" fo:text-align="justify" style:justify-single-word="false" fo:text-indent="0cm" style:auto-text-indent="false"/>
      <style:text-properties fo:color="#0000ff"/>
    </style:style>
    <style:style style:name="P23" style:family="paragraph" style:parent-style-name="Standard">
      <style:paragraph-properties style:writing-mode="lr-tb"/>
    </style:style>
    <style:style style:name="P24" style:family="paragraph" style:parent-style-name="Standard">
      <style:paragraph-properties style:writing-mode="lr-tb"/>
      <style:text-properties fo:color="#000000"/>
    </style:style>
    <style:style style:name="P25" style:family="paragraph" style:parent-style-name="Standard">
      <style:paragraph-properties fo:text-align="justify" style:justify-single-word="false" style:writing-mode="lr-tb"/>
      <style:text-properties fo:color="#000000" style:font-name="Courier New" style:font-name-complex="Courier New"/>
    </style:style>
    <style:style style:name="P26" style:family="paragraph" style:parent-style-name="Standard">
      <style:paragraph-properties style:writing-mode="lr-tb"/>
      <style:text-properties fo:color="#000000" style:font-name="Courier New" style:text-underline-style="none" style:font-name-complex="Courier New"/>
    </style:style>
    <style:style style:name="P27" style:family="paragraph" style:parent-style-name="Standard">
      <style:paragraph-properties fo:text-align="justify" style:justify-single-word="false" style:writing-mode="lr-tb">
        <style:tab-stops/>
      </style:paragraph-properties>
      <style:text-properties fo:color="#000000"/>
    </style:style>
    <style:style style:name="P28" style:family="paragraph" style:parent-style-name="Standard">
      <style:paragraph-properties style:writing-mode="lr-tb"/>
      <style:text-properties style:font-name="Courier New"/>
    </style:style>
    <style:style style:name="P29" style:family="paragraph" style:parent-style-name="Standard">
      <style:paragraph-properties style:writing-mode="lr-tb"/>
      <style:text-properties style:font-name="Courier New" style:font-name-complex="Courier New"/>
    </style:style>
    <style:style style:name="P30" style:family="paragraph" style:parent-style-name="Standard">
      <style:paragraph-properties style:writing-mode="lr-tb"/>
      <style:text-properties fo:font-weight="bold"/>
    </style:style>
    <style:style style:name="P31" style:family="paragraph" style:parent-style-name="Standard">
      <style:paragraph-properties style:writing-mode="lr-tb"/>
      <style:text-properties fo:font-weight="bold" style:font-weight-complex="bold"/>
    </style:style>
    <style:style style:name="P32" style:family="paragraph" style:parent-style-name="annotation_20_text">
      <style:text-properties fo:color="#0000ff" fo:font-size="12pt" fo:language="es" fo:country="ES" style:font-size-asian="12pt" style:font-size-complex="12pt"/>
    </style:style>
    <style:style style:name="P33"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34"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35"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36"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37"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38"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39"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40" style:family="paragraph" style:parent-style-name="Standard" style:list-style-name="L1">
      <style:paragraph-properties fo:text-align="justify" style:justify-single-word="false" style:writing-mode="lr-tb">
        <style:tab-stops/>
      </style:paragraph-properties>
      <style:text-properties fo:color="#000000"/>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font-name="Courier New" style:font-name-complex="Courier New"/>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ize="10pt" fo:language="es" fo:country="ES" fo:font-style="italic" style:font-size-asian="10pt" style:font-style-asian="italic" style:font-size-complex="10pt" style:font-style-complex="italic"/>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21"><text:line-break/><text:line-break/></text:p>
      <text:p text:style-name="P7"/>
      <text:p text:style-name="P7"/>
      <text:p text:style-name="P19">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605738873" text:style-name="RTF_5f_Num_20_8">
        <text:list-item>
          <text:p text:style-name="P34">Los programas constarán de una <text:span text:style-name="T12">sección de declaraciones</text:span> y de una <text:span text:style-name="T12">sección de instrucciones</text:span>, separadas mediante el símbolo <text:span text:style-name="T3">&amp;</text:span></text:p>
        </text:list-item>
        <text:list-item>
          <text:p text:style-name="P34">La sección de declaraciones constará de una secuencia de una o más <text:span text:style-name="T12">declaraciones</text:span>, separadas entre sí por el símbolo <text:span text:style-name="T14">;</text:span><text:span text:style-name="T3"> </text:span></text:p>
        </text:list-item>
        <text:list-item>
          <text:p text:style-name="P34">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34">Es decir, aunque dos identificadores tengan las mismas letras, se consideran distintos si no coinciden en mayúsculas y minúsculas</text:p>
            </text:list-item>
          </text:list>
        </text:list-item>
        <text:list-item>
          <text:p text:style-name="P34">Cada declaración constará de una <text:span text:style-name="T12">variable</text:span>, seguida del símbolo <text:span text:style-name="T14">:</text:span> y a continuación el nombre de un <text:span text:style-name="T12">tipo</text:span></text:p>
          <text:list>
            <text:list-item>
              <text:p text:style-name="P34">Los identificadores de las variables comienzan necesariamente por una letra, seguida de cero o más letras y dígitos </text:p>
            </text:list-item>
            <text:list-item>
              <text:p text:style-name="P34">En la sección de declaraciones no podrá haber variables duplicadas</text:p>
            </text:list-item>
            <text:list-item>
              <text:p text:style-name="P34">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39"><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39"><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39"><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39"><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34">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34">Todos estos operadores son binarios infijos y no asocian </text:p>
                </text:list-item>
                <text:list-item>
                  <text:p text:style-name="P34">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34">El resultado de una comparación es un valor booleano (<text:span text:style-name="T15">true</text:span> cuando se cumple la comparación, <text:span text:style-name="T15">false</text:span> cuando no se cumple)</text:p>
                </text:list-item>
              </text:list>
            </text:list-item>
            <text:list-item>
              <text:p text:style-name="P34">El siguiente nivel de prioridad (nivel 1) es el de los operadores aritméticos <text:span text:style-name="T14">+</text:span> (suma) y <text:span text:style-name="T14">-</text:span> (resta), así como el del operador lógico <text:span text:style-name="T14">or</text:span></text:p>
              <text:list>
                <text:list-item>
                  <text:p text:style-name="P34">Todos ellos son operadores binarios infijos que asocian a izquierdas</text:p>
                </text:list-item>
                <text:list-item>
                  <text:p text:style-name="P34"><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34"><text:span text:style-name="T14">or</text:span><text:span text:style-name="T15"> </text:span>opera sobre valores booleanos. El resultado será el <text:span text:style-name="T12">o lógico</text:span> de los operandos</text:p>
                </text:list-item>
              </text:list>
            </text:list-item>
            <text:list-item>
              <text:p text:style-name="P34">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34">Todos ellos son operadores binarios infijos que asocian a izquierdas</text:p>
                </text:list-item>
                <text:list-item>
                  <text:p text:style-name="P34"><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34">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34">Por último, <text:span text:style-name="T14">and</text:span><text:span text:style-name="T15"> </text:span>opera únicamente sobre valores booleanos. El resultado será el <text:span text:style-name="T12">y lógico</text:span> de los operandos</text:p>
                </text:list-item>
              </text:list>
            </text:list-item>
            <text:list-item>
              <text:p text:style-name="P34">El siguiente nivel de prioridad (nivel 3) es el de los operadores de desplazamiento <text:span text:style-name="T14">&lt;&lt;</text:span><text:span text:style-name="T15"> y </text:span><text:span text:style-name="T14">&gt;&gt;</text:span></text:p>
              <text:list>
                <text:list-item>
                  <text:p text:style-name="P34">Ambos son operadores binarios infijos que asocian a derechas</text:p>
                </text:list-item>
                <text:list-item>
                  <text:p text:style-name="P34">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34">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34">Todos son operadores unarios prefijos, salvo el valor absoluto que sitúa al operando dentro de sus dos barras verticales </text:p>
                </text:list-item>
                <text:list-item>
                  <text:p text:style-name="P34">El operador <text:span text:style-name="T12">negación lógica </text:span><text:span text:style-name="T14">not</text:span> asocia, y opera sobre valores booleanos, siendo el resultado la negación lógica de su operando </text:p>
                </text:list-item>
                <text:list-item>
                  <text:p text:style-name="P34">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34">Los operadores de conversión no asocian. </text:p>
                </text:list-item>
                <text:list-item>
                  <text:p text:style-name="P34"><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34"><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34"><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34"><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34">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34">Como expresiones básicas, que podrán ser combinadas mediante los operadores anteriores, se consideran las siguientes:</text:p>
          <text:list>
            <text:list-item>
              <text:p text:style-name="P34">Literales <text:span text:style-name="T12">naturales</text:span>. Secuencias de uno o más dígitos, no admitiéndose ceros a la izquierda</text:p>
            </text:list-item>
            <text:list-item>
              <text:p text:style-name="P34">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34">Literales <text:span text:style-name="T12">booleanos</text:span>. Con valores <text:span text:style-name="T14">true</text:span> y <text:span text:style-name="T14">false</text:span></text:p>
            </text:list-item>
            <text:list-item>
              <text:p text:style-name="P34">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34">Variables, que han debido ser convenientemente declaradas en la sección de declaraciones</text:p>
            </text:list-item>
          </text:list>
        </text:list-item>
        <text:list-item>
          <text:p text:style-name="P34">En las expresiones es posible utilizar paréntesis para alterar la forma en la que se aplican los operadores sobre los operandos</text:p>
        </text:list-item>
        <text:list-item>
          <text:p text:style-name="P34">Una instrucción de asignación debe cumplir además estas condiciones: </text:p>
          <text:list>
            <text:list-item>
              <text:p text:style-name="P34">La variable en la parte izquierda debe haber sido declarada</text:p>
            </text:list-item>
            <text:list-item>
              <text:p text:style-name="P34">A una variable de tipo real es posible asignarle un valor real, entero o natural (produciéndose automáticamente la correspondiente conversión), <text:soft-page-break/>pero no un carácter</text:p>
            </text:list-item>
            <text:list-item>
              <text:p text:style-name="P34">A una variable de tipo entero es posible asignarle un valor entero o natural (produciéndose automáticamente la correspondiente conversión), pero no un valor real o un carácter</text:p>
            </text:list-item>
            <text:list-item>
              <text:p text:style-name="P34">A una variable de tipo natural únicamente es posible asignarle un valor natural</text:p>
            </text:list-item>
            <text:list-item>
              <text:p text:style-name="P34">A una variable de tipo carácter únicamente es posible asignarle un valor de tipo carácter</text:p>
            </text:list-item>
            <text:list-item>
              <text:p text:style-name="P34">A una variable de tipo booleano únicamente es posible asignarle un valor de tipo booleano</text:p>
            </text:list-item>
          </text:list>
        </text:list-item>
        <text:list-item>
          <text:p text:style-name="P34">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34">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34">El lenguaje admite <text:span text:style-name="T12">comentarios de línea</text:span>. Dichos comentarios comienzan con el símbolo <text:span text:style-name="T3">#</text:span> y se extienden hasta el fin de la línea</text:p>
        </text:list-item>
      </text:list>
      <text:p text:style-name="P22"/>
      <text:p text:style-name="P9">Ejemplo de programa en el lenguaje definido:</text:p>
      <text:p text:style-name="P20"/>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29">&amp; ::= &amp;</text:p>
      <text:p text:style-name="P29">id ::= [:alpha:][:alnum:]*</text:p>
      <text:p text:style-name="P29">: ::= :</text:p>
      <text:p text:style-name="P29">tipo ::= boolean|character|natural|integer|float</text:p>
      <text:p text:style-name="P29">; ::= ;</text:p>
      <text:p text:style-name="P25">&lt; ::= &lt;</text:p>
      <text:p text:style-name="P29">&gt; ::= &gt;</text:p>
      <text:p text:style-name="P28">&lt;= ::= &lt;=</text:p>
      <text:p text:style-name="P28">&gt;= ::= &gt;=</text:p>
      <text:p text:style-name="P23">=<text:span text:style-name="T17"> ::=</text:span> <text:s/>\=</text:p>
      <text:p text:style-name="P29">=/= ::= =/=</text:p>
      <text:p text:style-name="P28">+ ::= \+</text:p>
      <text:p text:style-name="P29"><text:soft-page-break/>- ::= \-</text:p>
      <text:p text:style-name="P28">* ::= \*</text:p>
      <text:p text:style-name="P23"><text:s/><text:span text:style-name="T17">/ ::= /</text:span></text:p>
      <text:p text:style-name="P29">% ::= %</text:p>
      <text:p text:style-name="P28">signo-menos ::= \-</text:p>
      <text:p text:style-name="P28">and ::= and</text:p>
      <text:p text:style-name="P29">or ::= or</text:p>
      <text:p text:style-name="P29">not ::= not</text:p>
      <text:p text:style-name="P29">&lt;&lt; ::= &lt;&lt;</text:p>
      <text:p text:style-name="P28">&gt;&gt; ::= &gt;&gt;</text:p>
      <text:p text:style-name="P28">(nat) ::= \(nat\)</text:p>
      <text:p text:style-name="P28">(int) ::= \(int\)</text:p>
      <text:p text:style-name="P28">(char) ::= \(char\)</text:p>
      <text:p text:style-name="P28">(float) ::= \(float\)</text:p>
      <text:p text:style-name="P28">litEnt ::= <text:bookmark-start text:name="DDE_LINK"/><text:bookmark-start text:name="DDE_LINK1"/>-?[1-9][0-9]*<text:bookmark-end text:name="DDE_LINK"/><text:bookmark-end text:name="DDE_LINK1"/>|0</text:p>
      <text:p text:style-name="P28">litNat ::= <text:bookmark-start text:name="DDE_LINK4"/><text:bookmark-start text:name="DDE_LINK3"/>[1-9][0-9]*|0<text:bookmark-end text:name="DDE_LINK4"/><text:bookmark-end text:name="DDE_LINK3"/></text:p>
      <text:p text:style-name="P28">litFlo ::= -<text:bookmark-start text:name="DDE_LINK2"/>[<text:bookmark-start text:name="DDE_LINK5"/>1-9][0-9]*\.0|([0-9]*[1-9]<text:bookmark-end text:name="DDE_LINK2"/>((e|E)-?[1-9][0-9]*)?|(e|E)-?[1-9][0-9]*|0)<text:bookmark-end text:name="DDE_LINK5"/></text:p>
      <text:p text:style-name="P28">litBoo ::= true|false</text:p>
      <text:p text:style-name="P28">litCha ::= '[:alpha:]'</text:p>
      <text:p text:style-name="P28">| ::= \|</text:p>
      <text:p text:style-name="P28">( ::= \(</text:p>
      <text:p text:style-name="P28">) ::= \)</text:p>
      <text:p text:style-name="P26">comentario ::= #.*\\n</text:p>
      <text:p text:style-name="P7"/>
      <text:p text:style-name="P7"/>
      <text:p text:style-name="P12">2. Definición sintáctica del lenguaje </text:p>
      <text:p text:style-name="P8">Especificación formal de los aspectos sintácticos del lenguaje. </text:p>
      <text:p text:style-name="P12"/>
      <text:p text:style-name="Standard"><text:span text:style-name="T3">2.1. Descripción de los operadores</text:span><text:span text:style-name="T18"> </text:span></text:p>
      <text:p text:style-name="P8">Enumeración de los operadores del lenguaje, especificando su aridad, su asociatividad y su prioridad.</text:p>
      <text:p text:style-name="P23">Operador<text:tab/>Aridad:</text:p>
      <text:p text:style-name="P31">Nivel 0 – menor prioridad</text:p>
      <text:p text:style-name="P23">&lt;<text:tab/>2</text:p>
      <text:p text:style-name="P23">&gt;<text:tab/>2</text:p>
      <text:p text:style-name="P23">&lt;=<text:tab/>2</text:p>
      <text:p text:style-name="P23">&gt;=<text:tab/>2</text:p>
      <text:p text:style-name="P23">=<text:tab/>2</text:p>
      <text:p text:style-name="P23">=/=<text:tab/>2</text:p>
      <text:p text:style-name="P31">Nivel 1</text:p>
      <text:p text:style-name="P23">+<text:tab/>2</text:p>
      <text:p text:style-name="P23">-<text:tab/>2</text:p>
      <text:p text:style-name="P23">or <text:tab/>2</text:p>
      <text:p text:style-name="P31">Nivel 2</text:p>
      <text:p text:style-name="P23">*<text:tab/>2</text:p>
      <text:p text:style-name="P23">/<text:tab/>2</text:p>
      <text:p text:style-name="P23">%<text:tab/>2</text:p>
      <text:p text:style-name="P23">and <text:tab/>2</text:p>
      <text:p text:style-name="P31">Nivel 3</text:p>
      <text:p text:style-name="P30"><text:soft-page-break/>&gt;&gt;<text:tab/>2</text:p>
      <text:p text:style-name="P30">&lt;&lt;<text:tab/>2</text:p>
      <text:p text:style-name="P30">Nivel 4 – mayor prioridad</text:p>
      <text:p text:style-name="P23">not<text:tab/>1</text:p>
      <text:p text:style-name="P23">-<text:tab/>1</text:p>
      <text:p text:style-name="P23">(float)<text:tab/>1</text:p>
      <text:p text:style-name="P23">(int)<text:tab/>1</text:p>
      <text:p text:style-name="P23">(nat)<text:tab/>1</text:p>
      <text:p text:style-name="P23">(char)<text:tab/>1</text:p>
      <text:p text:style-name="P24">|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P12"/>
      <text:p text:style-name="P23"/>
      <text:p text:style-name="P23">Programa → Declaraciones &amp; Instrucciones</text:p>
      <text:p text:style-name="P23">Declaraciones → Declaración ; Declaraciones</text:p>
      <text:p text:style-name="P23">Declaraciones → Declaración</text:p>
      <text:p text:style-name="P23">Declaración → id : tipo</text:p>
      <text:p text:style-name="P23">Instrucciones → Instrucción ; Instrucciones</text:p>
      <text:p text:style-name="P23">Instrucciones → Instrucción</text:p>
      <text:p text:style-name="P23">Instrucción → InsLectura</text:p>
      <text:p text:style-name="P23">InsLectura → <text:s/>in(v)</text:p>
      <text:p text:style-name="P23">Instrucción → InsEscritura</text:p>
      <text:p text:style-name="P23">InsEscritura → out(Expresion)</text:p>
      <text:p text:style-name="P23">Instrucción → InsAsignación</text:p>
      <text:p text:style-name="P23">InsAsignación → id := Expresión</text:p>
      <text:p text:style-name="P23">Expresión → ExpresiónNiv1 OpNiv0 ExpresiónNiv1 </text:p>
      <text:p text:style-name="P23">Expresión → ExpresiónNiv1</text:p>
      <text:p text:style-name="P23">ExpresiónNiv1 → ExpresiónNiv1 OpNiv1 ExpresiónNiv2</text:p>
      <text:p text:style-name="P23">ExpresiónNiv1 → ExpresiónNiv2</text:p>
      <text:p text:style-name="P23">ExpresiónNiv2 → ExpresiónNiv2 OpNiv2 ExpresiónNiv3</text:p>
      <text:p text:style-name="P23">ExpresiónNiv2 → ExpresiónNiv3</text:p>
      <text:p text:style-name="P23">ExpresiónNiv3 → ExpresionNiv4 OpNiv3 ExpresiónNiv3</text:p>
      <text:p text:style-name="P23">ExpresiónNiv3 → ExpresiónNiv4</text:p>
      <text:p text:style-name="P23">ExpresiónNiv4 → OpNiv4 ExpresiónNiv4</text:p>
      <text:p text:style-name="P23">ExpresiónNiv4 → | Expresión |</text:p>
      <text:p text:style-name="P23">ExpresiónNiv4 → ( Expresión )</text:p>
      <text:p text:style-name="P23">ExpresiónNiv4 → Literal</text:p>
      <text:p text:style-name="P23">Literal → id</text:p>
      <text:p text:style-name="P23">Literal → litNat</text:p>
      <text:p text:style-name="P23">Literal → litFlo</text:p>
      <text:p text:style-name="P23">Literal → litEnt</text:p>
      <text:p text:style-name="P23">Literal → litBoo</text:p>
      <text:p text:style-name="P23">Literal → litCha</text:p>
      <text:p text:style-name="P23">OpNiv0 → Aguno de los operadores de nivel 0 listados en el apartado anterior</text:p>
      <text:p text:style-name="P23">OpNiv1 → Aguno de los operadores de nivel 1 listados en el apartado anterior</text:p>
      <text:p text:style-name="P23">OpNiv2 → Aguno de los operadores de nivel 2 listados en el apartado anterior</text:p>
      <text:p text:style-name="Standard"><text:soft-page-break/>OpNiv3 → Aguno de los operadores de nivel 3 listados en el apartado anterior</text:p>
      <text:p text:style-name="Standard">OpNiv4 → Aguno de los operadores de nivel 4 listados en el apartado anterior</text:p>
      <text:p text:style-name="P12"/>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7"/>
      <text:p text:style-name="Standard"><text:span text:style-name="T3">3.2. Construcción de la tabla de símbolos</text:span><text:span text:style-name="T10"> </text:span></text:p>
      <text:p text:style-name="P8">Formalización de la construcción de la tabla de símbolos mediante una gramática de atributos.</text:p>
      <text:p text:style-name="P12"/>
      <text:p text:style-name="Standard"><text:span text:style-name="T20">3.2.1 Funciones semánticas</text:span><text:span text:style-name="T21">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20">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7"/>
      <text:p text:style-name="Standard"><text:span text:style-name="T20">3.2.3 Gramática de atributos</text:span><text:span text:style-name="T10"> </text:span></text:p>
      <text:p text:style-name="P8">Gramática de atributos que formaliza la construcción de la tabla de símbolos.</text:p>
      <text:p text:style-name="P7"/>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Standard"><text:span text:style-name="T4">Para cada categoría sintáctica relevante en este procesamiento deben enumerarse sus atributos semánticos, indicando si son heredados o sintetizados, y describiendo </text:span><text:soft-page-break/><text:span text:style-name="T4">informalmente su propósito.</text:span></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7"/>
      <text:p text:style-name="P12">5. Especificación de la traducción</text:p>
      <text:p text:style-name="P7"/>
      <text:p text:style-name="Standard"><text:span text:style-name="T3">5.1. Lenguaje objeto y máquina virtual</text:span><text:span text:style-name="T10"> </text:span></text:p>
      <text:p text:style-name="P8">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8"/>
      <text:p text:style-name="P8"/>
      <text:p text:style-name="P7">5.1.1. <text:s/>Arquitectura<text:span text:style-name="T9"> </text:span></text:p>
      <text:p text:style-name="P14"/>
      <text:p text:style-name="P7">5.1.2. <text:s/>Comportamiento interno</text:p>
      <text:p text:style-name="P7"/>
      <text:p text:style-name="P7">5.1.3. <text:s/>Repertorio de instrucciones</text:p>
      <text:p text:style-name="P14"/>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15"/>
      <text:p text:style-name="Standard"><text:span text:style-name="T3">5.4. Gramática de atributos</text:span><text:span text:style-name="T10"> </text:span></text:p>
      <text:p text:style-name="P8">Gramática de atributos que formaliza la traducción.</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oft-page-break/><text:span text:style-name="T4">Si alguna de las gramáticas no necesitan acondicionamiento, dejar el correspondiente subapartado en blanco.</text:span></text:p>
      <text:p text:style-name="P7"/>
      <text:p text:style-name="Standard"><text:span text:style-name="T3">7.1. Acondicionamiento de la Gramática para la Construcción de la tabla de símbolos</text:span><text:span text:style-name="T18"> </text:span><text:span text:style-name="T3"><text:s/></text:span></text:p>
      <text:p text:style-name="P7"/>
      <text:p text:style-name="Standard"><text:span text:style-name="T3">7.2. Acondicionamiento de la Gramática para la Comprobación de las Restricciones Contextuales</text:span><text:span text:style-name="T18"> </text:span></text:p>
      <text:p text:style-name="P7"/>
      <text:p text:style-name="Standard"><text:span text:style-name="T3">7.3. Acondicionamiento de la Gramática para la Traducción</text:span><text:span text:style-name="T18">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6"/>
      <text:p text:style-name="Standard"><text:span text:style-name="T3">9.1. Variables globales</text:span><text:span text:style-name="T18">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8">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7"/>
      <text:p text:style-name="Standard"><text:span text:style-name="T3">9.3. Esquema <text:s/>de traducción</text:span><text:span text:style-name="T18">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24">El código P se representa en binario. Cada instrucción de la máquina virtual se representa con un código (1 byte) seguido, si procede, del tipo de argumento (1 byte) y del valor en binario del argumento (4 bytes para números, 1 byte para char y <text:soft-page-break/>booleanos). Se adjunta la tabla de códigos de operaciones de la máquina virtual como apéndice.</text:p>
      <text:p text:style-name="P12"/>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1576308472" text:style-name="RTF_5f_Num_20_16">
        <text:list-item>
          <text:p text:style-name="P35">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2081464909" text:style-name="RTF_5f_Num_20_15">
        <text:list-item>
          <text:p text:style-name="P36">Si es correcto, se generará el archivo con el código objeto.</text:p>
        </text:list-item>
        <text:list-item>
          <text:p text:style-name="P36">Si no es correcto, se mostrará por pantalla un listado de errores y no se generará ningún archivo. </text:p>
          <text:list>
            <text:list-item>
              <text:p text:style-name="P36">Cada error estará precedido por los números de fila y de columna que identifican el punto exacto en el programa fuente en el que se ha producido el error.</text:p>
            </text:list-item>
            <text:list-item>
              <text:p text:style-name="P36">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1081829027" text:continue-list="list1576308472" text:style-name="RTF_5f_Num_20_16">
        <text:list-item>
          <text:p text:style-name="P35">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1054443830" text:style-name="RTF_5f_Num_20_5">
        <text:list-item>
          <text:p text:style-name="P37">En <text:span text:style-name="T12">modo normal</text:span> el único resultado visible será el producido por las instrucciones específicas de lectura/escritura.</text:p>
        </text:list-item>
        <text:list-item>
          <text:p text:style-name="P37">En <text:span text:style-name="T12">modo traza</text:span> el intérprete mostrará una traza por la consola de comandos con los distintos pasos de ejecución. En cada paso el intérprete debe: </text:p>
        </text:list-item>
      </text:list>
      <text:list xml:id="list1909166960" text:style-name="RTF_5f_Num_20_9">
        <text:list-item>
          <text:p text:style-name="P38">Mostrar el contenido de la pila de ejecución y de las celdas relevantes en la memoria de datos.</text:p>
        </text:list-item>
        <text:list-item>
          <text:p text:style-name="P38">Esperar a que el usuario pulse una tecla para proseguir la ejecución.</text:p>
        </text:list-item>
        <text:list-item>
          <text:p text:style-name="P38">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8"> </text:span></text:p>
      <text:p text:style-name="P8">Enumeración de los archivos con el código fuente de la implementación, y descripción de lo que contiene cada archivo. </text:p>
      <text:p text:style-name="P8"><text:soft-page-break/></text:p>
      <text:p text:style-name="P8">El código en sí deberá estar adecuadamente comentado, pero NO se incluirá en la memoria de la práctica. Aquí sólo debe describirse someramente qué contiene cada archivo.</text:p>
      <text:p text:style-name="P12"/>
      <text:p text:style-name="Standard"><text:span text:style-name="T3">11.2. Otras notas</text:span><text:span text:style-name="T18">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8"><text:span text:style-name="T8">Qué se ha conseguido y qué se ha dejado pendiente para más adelante.</text:span><text:span text:style-name="T19">.</text:span></text:p>
      <text:p text:style-name="P13"/>
      <text:p text:style-name="P13"/>
      <text:p text:style-name="P13">Referencias bibliográficas</text:p>
      <text:p text:style-name="P32">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1989493510" text:style-name="L1">
        <text:list-item>
          <text:p text:style-name="P40">Codificación de las operaciones del intérprete de pila:</text:p>
        </text:list-item>
      </text:list>
      <text:p text:style-name="P27"/>
      <text:p text:style-name="P27"><draw:frame draw:style-name="fr1" draw:name="Objeto1" text:anchor-type="paragraph" svg:width="14.794cm" svg:height="11.698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09-12-31T12:01:39</dc:date>
    <dc:creator>Gonzalo Jaureguizar</dc:creator>
    <meta:generator>OpenOffice.org/3.1$Linux OpenOffice.org_project/310m19$Build-9420</meta:generator>
    <meta:editing-duration>PT00H19M40S</meta:editing-duration>
    <meta:editing-cycles>2</meta:editing-cycles>
    <meta:document-statistic meta:table-count="0" meta:image-count="0" meta:object-count="1" meta:page-count="12" meta:paragraph-count="272" meta:word-count="3453" meta:character-count="213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1">
          <table:table-cell table:style-name="ce2" office:value-type="string">
            <text:p>stop/error</text:p>
          </table:table-cell>
          <table:table-cell table:style-name="ce4" office:value-type="float" office:value="0">
            <text:p>0</text:p>
          </table:table-cell>
          <table:table-cell office:value-type="float" office:value="0">
            <text:p>0</text:p>
          </table:table-cell>
          <table:table-cell/>
          <table:table-cell table:style-name="ce2" office:value-type="string">
            <text:p>error/desc</text:p>
          </table:table-cell>
          <table:table-cell table:style-name="ce4" office:value-type="float" office:value="0">
            <text:p>0</text:p>
          </table:table-cell>
          <table:table-cell table:style-name="ce4" office:value-type="string">
            <text:p>?</text:p>
          </table:table-cell>
        </table:table-row>
        <table:table-row table:style-name="ro1">
          <table:table-cell office:value-type="string">
            <text:p>apilar</text:p>
          </table:table-cell>
          <table:table-cell table:number-columns-repeated="2" office:value-type="float" office:value="1">
            <text:p>1</text:p>
          </table:table-cell>
          <table:table-cell/>
          <table:table-cell table:style-name="ce3" office:value-type="string">
            <text:p>boolean</text:p>
          </table:table-cell>
          <table:table-cell table:style-name="ce3" office:value-type="float" office:value="1">
            <text:p>1</text:p>
          </table:table-cell>
          <table:table-cell table:style-name="ce3" office:value-type="float" office:value="1">
            <text:p>1</text:p>
          </table:table-cell>
        </table:table-row>
        <table:table-row table:style-name="ro1">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character</text:p>
          </table:table-cell>
          <table:table-cell table:style-name="ce3" office:value-type="float" office:value="2">
            <text:p>2</text:p>
          </table:table-cell>
          <table:table-cell table:style-name="ce3" office:value-type="float" office:value="1">
            <text:p>1</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natural</text:p>
          </table:table-cell>
          <table:table-cell table:style-name="ce3" office:value-type="float" office:value="8">
            <text:p>8</text:p>
          </table:table-cell>
          <table:table-cell table:style-name="ce3" office:value-type="float" office:value="4">
            <text:p>4</text:p>
          </table:table-cell>
        </table:table-row>
        <table:table-row table:style-name="ro1">
          <table:table-cell office:value-type="string">
            <text:p>desapilar-dir</text:p>
          </table:table-cell>
          <table:table-cell office:value-type="float" office:value="4">
            <text:p>4</text:p>
          </table:table-cell>
          <table:table-cell office:value-type="float" office:value="0">
            <text:p>0</text:p>
          </table:table-cell>
          <table:table-cell/>
          <table:table-cell table:style-name="ce3" office:value-type="string">
            <text:p>integer</text:p>
          </table:table-cell>
          <table:table-cell table:style-name="ce3" office:value-type="float" office:value="9">
            <text:p>9</text:p>
          </table:table-cell>
          <table:table-cell table:style-name="ce3" office:value-type="float" office:value="4">
            <text:p>4</text:p>
          </table:table-cell>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table-cell table:style-name="ce3" office:value-type="string">
            <text:p>float</text:p>
          </table:table-cell>
          <table:table-cell table:style-name="ce3" office:value-type="float" office:value="10">
            <text:p>10</text:p>
          </table:table-cell>
          <table:table-cell table:style-name="ce3" office:value-type="float" office:value="4">
            <text:p>4</text:p>
          </table:table-cell>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1">21/12/2009</text:date>, <text:time>15:35:37</text:time></text:p>
        </style:region-right>
      </style:header>
      <style:header-left style:display="false"/>
      <style:footer>
        <text:p>Página <text:page-number>1</text:page-number> / <text:page-count>99</text:page-count></text:p>
      </style:footer>
      <style:footer-left style:display="false"/>
    </style:master-page>
  </office:master-styles>
</office:document-styles>
</file>